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1cb" officeooo:paragraph-rsid="000231cb"/>
    </style:style>
    <style:style style:name="P2" style:family="paragraph" style:parent-style-name="Standard" style:list-style-name="L1">
      <style:text-properties officeooo:rsid="000231cb" officeooo:paragraph-rsid="000231cb"/>
    </style:style>
    <style:style style:name="P3" style:family="paragraph" style:parent-style-name="Standard" style:list-style-name="L2">
      <style:text-properties officeooo:rsid="000231cb" officeooo:paragraph-rsid="000231cb"/>
    </style:style>
    <style:style style:name="P4" style:family="paragraph" style:parent-style-name="Standard" style:list-style-name="L3">
      <style:text-properties officeooo:rsid="000231cb" officeooo:paragraph-rsid="000231cb"/>
    </style:style>
    <style:style style:name="P5" style:family="paragraph" style:parent-style-name="Standard" style:list-style-name="L1">
      <style:text-properties officeooo:paragraph-rsid="000231cb"/>
    </style:style>
    <style:style style:name="P6" style:family="paragraph" style:parent-style-name="Standard">
      <style:text-properties officeooo:rsid="0003ee16" officeooo:paragraph-rsid="0003ee16"/>
    </style:style>
    <style:style style:name="P7" style:family="paragraph" style:parent-style-name="Standard" style:list-style-name="L3">
      <style:text-properties officeooo:rsid="0003ee16" officeooo:paragraph-rsid="0003ee16"/>
    </style:style>
    <style:style style:name="P8" style:family="paragraph" style:parent-style-name="Standard" style:list-style-name="L8">
      <style:text-properties officeooo:rsid="0008de99" officeooo:paragraph-rsid="0008de99"/>
    </style:style>
    <style:style style:name="P9" style:family="paragraph" style:parent-style-name="Standard" style:list-style-name="L8">
      <style:text-properties officeooo:paragraph-rsid="00060ad0"/>
    </style:style>
    <style:style style:name="P10" style:family="paragraph" style:parent-style-name="Standard" style:list-style-name="L8">
      <style:text-properties officeooo:paragraph-rsid="0008de99"/>
    </style:style>
    <style:style style:name="P11" style:family="paragraph" style:parent-style-name="Standard" style:list-style-name="L8">
      <style:text-properties officeooo:paragraph-rsid="000a626b"/>
    </style:style>
    <style:style style:name="P12" style:family="paragraph" style:parent-style-name="Standard" style:list-style-name="L8">
      <style:text-properties officeooo:paragraph-rsid="000dc4df"/>
    </style:style>
    <style:style style:name="T1" style:family="text">
      <style:text-properties officeooo:rsid="000231cb"/>
    </style:style>
    <style:style style:name="T2" style:family="text">
      <style:text-properties officeooo:rsid="0003ee16"/>
    </style:style>
    <style:style style:name="T3" style:family="text">
      <style:text-properties officeooo:rsid="00053430"/>
    </style:style>
    <style:style style:name="T4" style:family="text">
      <style:text-properties officeooo:rsid="00060ad0"/>
    </style:style>
    <style:style style:name="T5" style:family="text">
      <style:text-properties officeooo:rsid="00073dbd"/>
    </style:style>
    <style:style style:name="T6" style:family="text">
      <style:text-properties officeooo:rsid="0008de99"/>
    </style:style>
    <style:style style:name="T7" style:family="text">
      <style:text-properties officeooo:rsid="000900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gangsdaten:</text:p>
      <text:list xml:id="list3436805721" text:style-name="L1">
        <text:list-item>
          <text:p text:style-name="P5"><text:span text:style-name="T1">Zeitreihe mit Einspeicher-/Ausspeicherleistung</text:span></text:p>
        </text:list-item>
        <text:list-item>
          <text:p text:style-name="P2">Anlagenkonfiguration in TESPy (oder Proxymodell)</text:p>
          <text:list>
            <text:list-item>
              <text:p text:style-name="P2"><text:span text:style-name="T2">Anlagensetup: </text:span>maximale/minimale Leistung (bzw. Massenstrom), <text:s/>Druckspiel</text:p>
            </text:list-item>
          </text:list>
        </text:list-item>
        <text:list-item>
          <text:p text:style-name="P2">Untergrundmodell in ECLIPSE (oder Proxymodell)</text:p>
          <text:list>
            <text:list-item>
              <text:p text:style-name="P2">Anzahl der Brunnen, geologisches Setting, Speichervorbereitung</text:p>
            </text:list-item>
          </text:list>
        </text:list-item>
      </text:list>
      <text:p text:style-name="P1"/>
      <text:p text:style-name="P1">Output:</text:p>
      <text:list xml:id="list202320473" text:style-name="L2">
        <text:list-item>
          <text:p text:style-name="P3">Anlagenmodell</text:p>
        </text:list-item>
      </text:list>
      <text:list xml:id="list150640305903957" text:continue-list="list3436805721" text:style-name="L1">
        <text:list-item>
          <text:list>
            <text:list-item>
              <text:p text:style-name="P2">Übersetzung: Druck im Speicher, Leistung → Massenstrom</text:p>
            </text:list-item>
          </text:list>
        </text:list-item>
        <text:list-item>
          <text:p text:style-name="P2">Speichermodell</text:p>
          <text:list>
            <text:list-item>
              <text:p text:style-name="P2">Berechnung der Druckverteilung im geologischen Speicher, vorgegebene Massenstromrate/Volumenstromrate OK? <text:span text:style-name="T3">Es wird ein Druck zurückgegeben.</text:span></text:p>
            </text:list-item>
          </text:list>
        </text:list-item>
      </text:list>
      <text:p text:style-name="P1"/>
      <text:p text:style-name="P1">Anforderungen:</text:p>
      <text:list xml:id="list3836407347" text:style-name="L3">
        <text:list-item>
          <text:p text:style-name="P4">Wählbare/<text:span text:style-name="T5">Flexible</text:span>Zeitschrittweite</text:p>
        </text:list-item>
        <text:list-item>
          <text:p text:style-name="P4">Iterationen innerhalb eines Zeitschrittes (min, max, Abbruchkriterium)</text:p>
        </text:list-item>
        <text:list-item>
          <text:p text:style-name="P4">Debug-Informationen <text:span text:style-name="T5">(z. B. Druckabweichungen/Massenstromabweichungen)</text:span></text:p>
        </text:list-item>
        <text:list-item>
          <text:p text:style-name="P7">Flexible Wahl des jeweiligen Modells</text:p>
        </text:list-item>
        <text:list-item>
          <text:p text:style-name="P7">Output in Datei? → Formatierung</text:p>
        </text:list-item>
        <text:list-item>
          <text:p text:style-name="P7">Steuerung der Modelle über einzelne Eingabedateien</text:p>
        </text:list-item>
        <text:list-item>
          <text:p text:style-name="P7">Brunnensteuerung?</text:p>
        </text:list-item>
      </text:list>
      <text:p text:style-name="P6"/>
      <text:p text:style-name="P6">Logik:</text:p>
      <text:list xml:id="list2457251340" text:style-name="L8">
        <text:list-item>
          <text:p text:style-name="P8">Modellinitialisierung (Lese Eingabeparameter, Zeitreihe EUF)</text:p>
        </text:list-item>
        <text:list-item>
          <text:p text:style-name="P8">Beginne Zeitschleife</text:p>
          <text:list>
            <text:list-item>
              <text:p text:style-name="P9"><text:span text:style-name="T4">Hole Leistung aus Zeitreihe EUF, hole initialen Druck aus Speichermodell</text:span></text:p>
            </text:list-item>
            <text:list-item>
              <text:p text:style-name="P9"><text:span text:style-name="T4">Berechnung des Massenstroms (Leistung, Druck) → TESPy</text:span></text:p>
            </text:list-item>
            <text:list-item>
              <text:p text:style-name="P11"><text:span text:style-name="T4">Gebe Massenstrom (und Zeitschrittweite) an ECLIPSE und berechne einen neuen Druck (mittlerer/min,max → Inputparameter) und tatsächlich erreichte Massenstromrate</text:span></text:p>
            </text:list-item>
            <text:list-item>
              <text:p text:style-name="P9"><text:span text:style-name="T4">Konvergenz der Massenstromrate?</text:span></text:p>
              <text:list>
                <text:list-item>
                  <text:p text:style-name="P9"><text:span text:style-name="T4">Fehlerhafte Druckabschätzung (Druckannahme Anlage vs. tatsächlicher <text:tab/>Druck)</text:span></text:p>
                </text:list-item>
                <text:list-item>
                  <text:p text:style-name="P10"><text:span text:style-name="T4">Drucklimits Speicher (Massenstromrate nicht erreichbar → <text:tab/>Leistungsreduktion notwendig)</text:span></text:p>
                </text:list-item>
              </text:list>
            </text:list-item>
            <text:list-item>
              <text:p text:style-name="P10"><text:span text:style-name="T6">Konvergenz noch nicht erreicht:</text:span></text:p>
              <text:list>
                <text:list-item>
                  <text:p text:style-name="P8">Bei Iteration im Zeitschritt → gehe zu 2.2, verwende tatsächlichen Druck für <text:tab/>Ermittlung des Massenstrom im Anlagenmodell, verwende weiterhin <text:tab/>Initialdruck im Speichermodell</text:p>
                </text:list-item>
                <text:list-item>
                  <text:p text:style-name="P8">Bei Verkleinerung des Zeitschritts →<text:span text:style-name="T7"> gehe zu 2.2, verwende initialen Druck <text:tab/>für Ermittlung des Massenstroms</text:span></text:p>
                </text:list-item>
              </text:list>
            </text:list-item>
            <text:list-item>
              <text:p text:style-name="P10"><text:span text:style-name="T6">Konvergenz erreicht → Output: Informationen des Zeitschritts in Datei schreiben (timestamp, power, pressure, flow rate, temperature borehole (optional))</text:span></text:p>
            </text:list-item>
          </text:list>
        </text:list-item>
        <text:list-item>
          <text:p text:style-name="P12"><text:span text:style-name="T6">Flens holen und warten bis die Rechnung durch ist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2:55:49.823542174</meta:creation-date>
    <dc:date>2018-07-17T15:06:16.774354299</dc:date>
    <meta:editing-duration>PT1H33M33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" meta:paragraph-count="33" meta:word-count="238" meta:character-count="1968" meta:non-whitespace-character-count="1786"/>
  </office:meta>
</office:document-meta>
</file>